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svg:stroke-color="#000080" draw:fill="none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marker-end="Arrow" draw:marker-end-width="0.3cm"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fill-color="#ffffff" draw:textarea-horizontal-align="center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ff0000" fo:font-size="8pt" style:font-size-asian="8pt" style:font-size-complex="8pt"/>
    </style:style>
    <style:style style:name="P6" style:family="paragraph">
      <style:text-properties fo:color="#33cc66"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 fo:font-size="8pt" style:font-size-asian="8pt" style:font-size-complex="8pt"/>
    </style:style>
    <style:style style:name="T5" style:family="text">
      <style:text-properties fo:color="#33cc66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0.721cm" svg:x="5.5cm" svg:y="2cm">
          <draw:text-box>
            <text:p><text:span text:style-name="T1">Legend</text:span></text:p>
          </draw:text-box>
        </draw:frame>
        <draw:path draw:style-name="gr2" draw:text-style-name="P2" draw:layer="layout" svg:width="0.789cm" svg:height="0.565cm" draw:transform="rotate (0.219213354050446) translate (6.062240012492cm 4.54616208424228cm)" svg:viewBox="0 0 790 566" svg:d="m369 537c240 133 592-221 327-434-182-147-532-159-625 114l-71 214 242-153">
          <text:p/>
        </draw:path>
        <draw:line draw:style-name="gr3" draw:text-style-name="P2" draw:layer="layout" svg:x1="5.9cm" svg:y1="6cm" svg:x2="6.9cm" svg:y2="6cm">
          <text:p/>
        </draw:line>
        <draw:frame draw:style-name="gr4" draw:text-style-name="P3" draw:layer="layout" svg:width="1.975cm" svg:height="0.564cm" svg:x="5.425cm" svg:y="7cm">
          <draw:text-box>
            <text:p><text:span text:style-name="T2">EventName</text:span></text:p>
          </draw:text-box>
        </draw:frame>
        <draw:frame draw:style-name="gr4" draw:text-style-name="P4" draw:layer="layout" svg:width="7.136cm" svg:height="0.645cm" svg:x="7.9cm" svg:y="4.355cm">
          <draw:text-box>
            <text:p><text:span text:style-name="T3">Event which has no impact about the state</text:span></text:p>
          </draw:text-box>
        </draw:frame>
        <draw:frame draw:style-name="gr4" draw:text-style-name="P4" draw:layer="layout" svg:width="4.232cm" svg:height="1.039cm" svg:x="7.9cm" svg:y="5.461cm">
          <draw:text-box>
            <text:p><text:span text:style-name="T3">Event which changes</text:span></text:p>
            <text:p><text:span text:style-name="T3">the state to another one</text:span></text:p>
          </draw:text-box>
        </draw:frame>
        <draw:frame draw:style-name="gr4" draw:text-style-name="P4" draw:layer="layout" svg:width="2.661cm" svg:height="0.645cm" svg:x="7.922cm" svg:y="6.961cm">
          <draw:text-box>
            <text:p><text:span text:style-name="T3">Event emitted</text:span></text:p>
          </draw:text-box>
        </draw:frame>
        <draw:frame draw:style-name="gr4" draw:text-style-name="P4" draw:layer="layout" svg:width="5.523cm" svg:height="0.645cm" svg:x="7.9cm" svg:y="7.955cm">
          <draw:text-box>
            <text:p><text:span text:style-name="T3">Errors event (exception emitted)</text:span></text:p>
          </draw:text-box>
        </draw:frame>
        <draw:frame draw:style-name="gr4" draw:text-style-name="P5" draw:layer="layout" svg:width="2.492cm" svg:height="0.564cm" svg:x="5.408cm" svg:y="9cm">
          <draw:text-box>
            <text:p><text:span text:style-name="T4">ExceptionName</text:span></text:p>
          </draw:text-box>
        </draw:frame>
        <draw:frame draw:style-name="gr4" draw:text-style-name="P4" draw:layer="layout" svg:width="5.053cm" svg:height="0.645cm" svg:x="7.9cm" svg:y="8.9cm">
          <draw:text-box>
            <text:p><text:span text:style-name="T3">Exception type emitted in red</text:span></text:p>
          </draw:text-box>
        </draw:frame>
        <draw:polyline draw:style-name="gr2" draw:text-style-name="P2" draw:layer="layout" svg:width="0.288cm" svg:height="0.014cm" draw:transform="rotate (2.29615516392331) translate (6.163cm 4.939cm)" svg:viewBox="0 0 289 15" draw:points="0,0 289,15 289,15">
          <text:p/>
        </draw:polyline>
        <draw:line draw:style-name="gr5" draw:text-style-name="P2" draw:layer="layout" svg:x1="5.9cm" svg:y1="10.2cm" svg:x2="6.9cm" svg:y2="10.2cm">
          <text:p/>
        </draw:line>
        <draw:line draw:style-name="gr6" draw:text-style-name="P2" draw:layer="layout" svg:x1="5.9cm" svg:y1="8.3cm" svg:x2="6.9cm" svg:y2="8.3cm">
          <text:p/>
        </draw:line>
        <draw:frame draw:style-name="gr4" draw:text-style-name="P4" draw:layer="layout" svg:width="3.211cm" svg:height="0.645cm" svg:x="7.9cm" svg:y="9.9cm">
          <draw:text-box>
            <text:p><text:span text:style-name="T3">Outgoing request</text:span></text:p>
          </draw:text-box>
        </draw:frame>
        <draw:frame draw:style-name="gr4" draw:text-style-name="P6" draw:layer="layout" svg:width="2.305cm" svg:height="0.564cm" svg:x="5.4cm" svg:y="11cm">
          <draw:text-box>
            <text:p><text:span text:style-name="T5">RequestName</text:span></text:p>
          </draw:text-box>
        </draw:frame>
        <draw:frame draw:style-name="gr4" draw:text-style-name="P4" draw:layer="layout" svg:width="2.758cm" svg:height="0.645cm" svg:x="7.9cm" svg:y="11cm">
          <draw:text-box>
            <text:p><text:span text:style-name="T3">Asked request</text:span></text:p>
          </draw:text-box>
        </draw:frame>
        <draw:frame draw:style-name="gr4" draw:text-style-name="P3" draw:layer="layout" svg:width="1.209cm" svg:height="0.564cm" svg:x="5.9cm" svg:y="12cm">
          <draw:text-box>
            <text:p><text:span text:style-name="T6">[user]</text:span></text:p>
          </draw:text-box>
        </draw:frame>
        <draw:frame draw:style-name="gr4" draw:text-style-name="P4" draw:layer="layout" svg:width="6.154cm" svg:height="0.645cm" svg:x="7.846cm" svg:y="12cm">
          <draw:text-box>
            <text:p><text:span text:style-name="T3">Permitted user to execute the action</text:span></text:p>
          </draw:text-box>
        </draw:frame>
        <draw:frame draw:style-name="gr4" draw:text-style-name="P3" draw:layer="layout" svg:width="2.115cm" svg:height="0.564cm" svg:x="5.5cm" svg:y="13.1cm">
          <draw:text-box>
            <text:p><text:span text:style-name="T6">(parameters)</text:span></text:p>
          </draw:text-box>
        </draw:frame>
        <draw:frame draw:style-name="gr4" draw:text-style-name="P4" draw:layer="layout" svg:width="5.074cm" svg:height="0.645cm" svg:x="7.9cm" svg:y="13cm">
          <draw:text-box>
            <text:p><text:span text:style-name="T3">Request or event parameters</text:span></text:p>
          </draw:text-box>
        </draw:frame>
        <draw:ellipse draw:style-name="gr7" draw:text-style-name="P7" draw:layer="layout" svg:width="2cm" svg:height="1cm" svg:x="5.5cm" svg:y="3cm">
          <text:p text:style-name="P2"><text:span text:style-name="T6">State</text:span></text:p>
          <text:p text:style-name="P2"><text:span text:style-name="T6">name</text:span></text:p>
        </draw:ellipse>
        <draw:frame draw:style-name="gr4" draw:text-style-name="P4" draw:layer="layout" svg:width="2.305cm" svg:height="0.645cm" svg:x="7.9cm" svg:y="3.2cm">
          <draw:text-box>
            <text:p text:style-name="P4"><text:span text:style-name="T3">Entity State</text:span></text:p>
          </draw:text-box>
        </draw:frame>
        <draw:rect draw:style-name="gr8" draw:text-style-name="P2" draw:layer="layout" svg:width="11cm" svg:height="13cm" svg:x="4.5cm" svg:y="1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7-22T15:43:16</meta:creation-date>
    <dc:date>2014-07-22T17:30:44</dc:date>
    <dc:creator>Alexandre Ly</dc:creator>
    <meta:editing-duration>PT18M15S</meta:editing-duration>
    <meta:editing-cycles>4</meta:editing-cycles>
    <meta:generator>OpenOffice.org/3.3$Unix OpenOffice.org_project/330m20$Build-9567</meta:generator>
    <meta:document-statistic meta:object-count="23"/>
  </office:meta>
</office:document-meta>
</file>